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CESAR AUGUSTO REATEGUI DEL AGUIL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108823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3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EATEGUI DEL AGUILA, CESAR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108823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/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10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00:51:55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